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d1725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a69f88"/>
    </style:style>
    <style:style style:name="ce9" style:family="table-cell" style:parent-style-name="Default">
      <style:table-cell-properties fo:background-color="#5d172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default-cell-style-name="ce4"/>
        <table:table-column table:style-name="co2" table:number-columns-repeated="3" table:default-cell-style-name="ce6"/>
        <table:table-row table:style-name="ro1">
          <table:table-cell table:style-name="ce1" table:number-columns-repeated="3"/>
          <table:table-cell table:style-name="ce9" office:value-type="string" calcext:value-type="string" table:number-columns-spanned="3" table:number-rows-spanned="1">
            <text:p>Relative Cutoff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Basis Set</text:p>
          </table:table-cell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Largest Exp.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ZVP-MOLOPT</text:p>
          </table:table-cell>
          <table:table-cell office:value-type="string" calcext:value-type="string">
            <text:p>H</text:p>
          </table:table-cell>
          <table:table-cell office:value-type="float" office:value="11.478" calcext:value-type="float">
            <text:p>11.478</text:p>
          </table:table-cell>
          <table:table-cell table:formula="of:=[.$C3]*[.D$2]" office:value-type="float" office:value="459.12" calcext:value-type="float">
            <text:p>459.12</text:p>
          </table:table-cell>
          <table:table-cell table:formula="of:=[.$C3]*[.E$2]" office:value-type="float" office:value="573.9" calcext:value-type="float">
            <text:p>573.9</text:p>
          </table:table-cell>
          <table:table-cell table:formula="of:=[.$C3]*[.F$2]" office:value-type="float" office:value="688.68" calcext:value-type="float">
            <text:p>688.68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6.133" calcext:value-type="float">
            <text:p>6.133</text:p>
          </table:table-cell>
          <table:table-cell table:formula="of:=[.$C4]*[.D$2]" office:value-type="float" office:value="245.32" calcext:value-type="float">
            <text:p>245.32</text:p>
          </table:table-cell>
          <table:table-cell table:formula="of:=[.$C4]*[.E$2]" office:value-type="float" office:value="306.65" calcext:value-type="float">
            <text:p>306.65</text:p>
          </table:table-cell>
          <table:table-cell table:formula="of:=[.$C4]*[.F$2]" office:value-type="float" office:value="367.98" calcext:value-type="float">
            <text:p>367.98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12.016" calcext:value-type="float">
            <text:p>12.016</text:p>
          </table:table-cell>
          <table:table-cell table:formula="of:=[.$C5]*[.D$2]" office:value-type="float" office:value="480.64" calcext:value-type="float">
            <text:p>480.64</text:p>
          </table:table-cell>
          <table:table-cell table:formula="of:=[.$C5]*[.E$2]" office:value-type="float" office:value="600.8" calcext:value-type="float">
            <text:p>600.8</text:p>
          </table:table-cell>
          <table:table-cell table:formula="of:=[.$C5]*[.F$2]" office:value-type="float" office:value="720.96" calcext:value-type="float">
            <text:p>720.96</text:p>
          </table:table-cell>
        </table:table-row>
        <table:table-row table:style-name="ro1">
          <table:table-cell office:value-type="string" calcext:value-type="string">
            <text:p>DZVP-MOLOPT-SR</text:p>
          </table:table-cell>
          <table:table-cell office:value-type="string" calcext:value-type="string">
            <text:p>H</text:p>
          </table:table-cell>
          <table:table-cell office:value-type="float" office:value="10.068" calcext:value-type="float">
            <text:p>10.068</text:p>
          </table:table-cell>
          <table:table-cell table:formula="of:=[.$C6]*[.D$2]" office:value-type="float" office:value="402.72" calcext:value-type="float">
            <text:p>402.72</text:p>
          </table:table-cell>
          <table:table-cell table:formula="of:=[.$C6]*[.E$2]" office:value-type="float" office:value="503.4" calcext:value-type="float">
            <text:p>503.4</text:p>
          </table:table-cell>
          <table:table-cell table:formula="of:=[.$C6]*[.F$2]" office:value-type="float" office:value="604.08" calcext:value-type="float">
            <text:p>604.08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5.605" calcext:value-type="float">
            <text:p>5.605</text:p>
          </table:table-cell>
          <table:table-cell table:formula="of:=[.$C7]*[.D$2]" office:value-type="float" office:value="224.2" calcext:value-type="float">
            <text:p>224.2</text:p>
          </table:table-cell>
          <table:table-cell table:formula="of:=[.$C7]*[.E$2]" office:value-type="float" office:value="280.25" calcext:value-type="float">
            <text:p>280.25</text:p>
          </table:table-cell>
          <table:table-cell table:formula="of:=[.$C7]*[.F$2]" office:value-type="float" office:value="336.3" calcext:value-type="float">
            <text:p>336.3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10.389" calcext:value-type="float">
            <text:p>10.389</text:p>
          </table:table-cell>
          <table:table-cell table:formula="of:=[.$C8]*[.D$2]" office:value-type="float" office:value="415.56" calcext:value-type="float">
            <text:p>415.56</text:p>
          </table:table-cell>
          <table:table-cell table:formula="of:=[.$C8]*[.E$2]" office:value-type="float" office:value="519.45" calcext:value-type="float">
            <text:p>519.45</text:p>
          </table:table-cell>
          <table:table-cell table:formula="of:=[.$C8]*[.F$2]" office:value-type="float" office:value="623.34" calcext:value-type="float">
            <text:p>623.34</text:p>
          </table:table-cell>
        </table:table-row>
        <table:table-row table:style-name="ro1">
          <table:table-cell/>
          <table:table-cell office:value-type="string" calcext:value-type="string">
            <text:p>Pt</text:p>
          </table:table-cell>
          <table:table-cell office:value-type="float" office:value="3.631" calcext:value-type="float">
            <text:p>3.631</text:p>
          </table:table-cell>
          <table:table-cell table:formula="of:=[.$C9]*[.D$2]" office:value-type="float" office:value="145.24" calcext:value-type="float">
            <text:p>145.24</text:p>
          </table:table-cell>
          <table:table-cell table:formula="of:=[.$C9]*[.E$2]" office:value-type="float" office:value="181.55" calcext:value-type="float">
            <text:p>181.55</text:p>
          </table:table-cell>
          <table:table-cell table:formula="of:=[.$C9]*[.F$2]" office:value-type="float" office:value="217.86" calcext:value-type="float">
            <text:p>217.86</text:p>
          </table:table-cell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float" office:value="2.95" calcext:value-type="float">
            <text:p>2.95</text:p>
          </table:table-cell>
          <table:table-cell table:formula="of:=[.$C10]*[.D$2]" office:value-type="float" office:value="118" calcext:value-type="float">
            <text:p>118</text:p>
          </table:table-cell>
          <table:table-cell table:formula="of:=[.$C10]*[.E$2]" office:value-type="float" office:value="147.5" calcext:value-type="float">
            <text:p>147.5</text:p>
          </table:table-cell>
          <table:table-cell table:formula="of:=[.$C10]*[.F$2]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float" office:value="10.077" calcext:value-type="float">
            <text:p>10.077</text:p>
          </table:table-cell>
          <table:table-cell table:formula="of:=[.$C11]*[.D$2]" office:value-type="float" office:value="403.08" calcext:value-type="float">
            <text:p>403.08</text:p>
          </table:table-cell>
          <table:table-cell table:formula="of:=[.$C11]*[.E$2]" office:value-type="float" office:value="503.85" calcext:value-type="float">
            <text:p>503.85</text:p>
          </table:table-cell>
          <table:table-cell table:formula="of:=[.$C11]*[.F$2]" office:value-type="float" office:value="604.62" calcext:value-type="float">
            <text:p>604.62</text:p>
          </table:table-cell>
        </table:table-row>
        <table:table-row table:style-name="ro1">
          <table:table-cell office:value-type="string" calcext:value-type="string">
            <text:p>DZV-GTH-PADE</text:p>
          </table:table-cell>
          <table:table-cell office:value-type="string" calcext:value-type="string">
            <text:p>H</text:p>
          </table:table-cell>
          <table:table-cell office:value-type="float" office:value="8.374" calcext:value-type="float">
            <text:p>8.374</text:p>
          </table:table-cell>
          <table:table-cell table:formula="of:=[.$C12]*[.D$2]" office:value-type="float" office:value="334.96" calcext:value-type="float">
            <text:p>334.96</text:p>
          </table:table-cell>
          <table:table-cell table:formula="of:=[.$C12]*[.E$2]" office:value-type="float" office:value="418.7" calcext:value-type="float">
            <text:p>418.7</text:p>
          </table:table-cell>
          <table:table-cell table:formula="of:=[.$C12]*[.F$2]" office:value-type="float" office:value="502.44" calcext:value-type="float">
            <text:p>502.44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4.336" calcext:value-type="float">
            <text:p>4.336</text:p>
          </table:table-cell>
          <table:table-cell table:formula="of:=[.$C13]*[.D$2]" office:value-type="float" office:value="173.44" calcext:value-type="float">
            <text:p>173.44</text:p>
          </table:table-cell>
          <table:table-cell table:formula="of:=[.$C13]*[.E$2]" office:value-type="float" office:value="216.8" calcext:value-type="float">
            <text:p>216.8</text:p>
          </table:table-cell>
          <table:table-cell table:formula="of:=[.$C13]*[.F$2]" office:value-type="float" office:value="260.16" calcext:value-type="float">
            <text:p>260.16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8.304" calcext:value-type="float">
            <text:p>8.304</text:p>
          </table:table-cell>
          <table:table-cell table:formula="of:=[.$C14]*[.D$2]" office:value-type="float" office:value="332.16" calcext:value-type="float">
            <text:p>332.16</text:p>
          </table:table-cell>
          <table:table-cell table:formula="of:=[.$C14]*[.E$2]" office:value-type="float" office:value="415.2" calcext:value-type="float">
            <text:p>415.2</text:p>
          </table:table-cell>
          <table:table-cell table:formula="of:=[.$C14]*[.F$2]" office:value-type="float" office:value="498.24" calcext:value-type="float">
            <text:p>498.24</text:p>
          </table:table-cell>
        </table:table-row>
        <table:table-row table:style-name="ro1">
          <table:table-cell/>
          <table:table-cell office:value-type="string" calcext:value-type="string">
            <text:p>Pt</text:p>
          </table:table-cell>
          <table:table-cell office:value-type="float" office:value="3.812" calcext:value-type="float">
            <text:p>3.812</text:p>
          </table:table-cell>
          <table:table-cell table:formula="of:=[.$C15]*[.D$2]" office:value-type="float" office:value="152.48" calcext:value-type="float">
            <text:p>152.48</text:p>
          </table:table-cell>
          <table:table-cell table:formula="of:=[.$C15]*[.E$2]" office:value-type="float" office:value="190.6" calcext:value-type="float">
            <text:p>190.6</text:p>
          </table:table-cell>
          <table:table-cell table:formula="of:=[.$C15]*[.F$2]" office:value-type="float" office:value="228.72" calcext:value-type="float">
            <text:p>228.72</text:p>
          </table:table-cell>
        </table:table-row>
        <table:table-row table:style-name="ro1">
          <table:table-cell office:value-type="string" calcext:value-type="string">
            <text:p>TZ-GTH</text:p>
          </table:table-cell>
          <table:table-cell office:value-type="string" calcext:value-type="string">
            <text:p>Au</text:p>
          </table:table-cell>
          <table:table-cell office:value-type="float" office:value="3.333" calcext:value-type="float">
            <text:p>3.333</text:p>
          </table:table-cell>
          <table:table-cell table:formula="of:=[.$C16]*[.D$2]" office:value-type="float" office:value="133.32" calcext:value-type="float">
            <text:p>133.32</text:p>
          </table:table-cell>
          <table:table-cell table:formula="of:=[.$C16]*[.E$2]" office:value-type="float" office:value="166.65" calcext:value-type="float">
            <text:p>166.65</text:p>
          </table:table-cell>
          <table:table-cell table:formula="of:=[.$C16]*[.F$2]" office:value-type="float" office:value="199.98" calcext:value-type="float">
            <text:p>199.98</text:p>
          </table:table-cell>
        </table:table-row>
        <table:table-row table:style-name="ro1">
          <table:table-cell office:value-type="string" calcext:value-type="string">
            <text:p>DZV-GTH-PADE-q10</text:p>
          </table:table-cell>
          <table:table-cell office:value-type="string" calcext:value-type="string">
            <text:p>Ni</text:p>
          </table:table-cell>
          <table:table-cell office:value-type="float" office:value="5.247" calcext:value-type="float">
            <text:p>5.247</text:p>
          </table:table-cell>
          <table:table-cell table:formula="of:=[.$C17]*[.D$2]" office:value-type="float" office:value="209.88" calcext:value-type="float">
            <text:p>209.88</text:p>
          </table:table-cell>
          <table:table-cell table:formula="of:=[.$C17]*[.E$2]" office:value-type="float" office:value="262.35" calcext:value-type="float">
            <text:p>262.35</text:p>
          </table:table-cell>
          <table:table-cell table:formula="of:=[.$C17]*[.F$2]" office:value-type="float" office:value="314.82" calcext:value-type="float">
            <text:p>314.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1">00/00/0000</text:date>, <text:time style:data-style-name="N2" text:time-value="08:27:00.9408771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20:32:37.307456681</meta:creation-date>
    <dc:date>2022-06-11T08:28:44.081522592</dc:date>
    <meta:editing-duration>PT10M56S</meta:editing-duration>
    <meta:editing-cycles>3</meta:editing-cycles>
    <meta:generator>LibreOffice/7.3.3.2$Linux_X86_64 LibreOffice_project/30$Build-2</meta:generator>
    <meta:document-statistic meta:table-count="1" meta:cell-count="87" meta:object-count="0"/>
  </office:meta>
</office:document-meta>
</file>